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тоесть флоу должно быть таким</text:p>
      <text:p text:style-name="P1">есть редакс с тор с флагом на загрузку и переменной под данные</text:p>
      <text:p text:style-name="P1">компонент подклчюается к обеим перменным</text:p>
      <text:p text:style-name="P1">если загрзчик тру то компонент показывает лоадер</text:p>
      <text:p text:style-name="P1">если нет то отображаед данные</text:p>
      <text:p text:style-name="P1">на дид маунте должна произойти отправка запроса через редакс экшн</text:p>
      <text:p text:style-name="P1">по результату положить данные в перменную</text:p>
      <text:p text:style-name="P1">для реализации этих запросов чаще всего используется axios пакет</text:p>
      <text:p text:style-name="P1">что бы не парится прям сейчас с серверами</text:p>
      <text:p text:style-name="P1">есть решение</text:p>
      <text:p text:style-name="P1">создаешь конструктором промис</text:p>
      <text:p text:style-name="P1">и выполняешь ресолв через сеттаймаут</text:p>
      <text:p text:style-name="P1">что бы проверить перехват ошибок реджектишь промис</text:p>
      <text:p text:style-name="P1"/>
      <text:p text:style-name="P1">request({</text:p>
      <text:p text:style-name="P1"><text:s text:c="6"/>method: 'get',</text:p>
      <text:p text:style-name="P1"><text:s text:c="6"/>url: ${process.env.REACT_APP_API_URL}/users/${userId}/surveys?status=${status}</text:p>
      <text:p text:style-name="P1"><text:s text:c="4"/>})</text:p>
      <text:p text:style-name="P1"><text:s text:c="6"/>.then(({ data }) =&gt; setQuizzesList(data))</text:p>
      <text:p text:style-name="P1"><text:s text:c="6"/>.catch(() =&gt; createNotification('Failed to load data', 'error'))</text:p>
      <text:p text:style-name="P1"/>
      <text:p text:style-name="P1">вот так выглядит запрос на проекте</text:p>
      <text:p text:style-name="P1">request это уже обработаный инстант любого пакета для исполнения запросов</text:p>
      <text:p text:style-name="P1">любой из пакетов будет возвращать промис</text:p>
      <text:p text:style-name="P1">промис обызательно нужно обработать</text:p>
      <text:p text:style-name="P1">установить обработчик кетч</text:p>
      <text:p text:style-name="P1">и если нужно (а это почти всегда нужно) в зен обработать что делать по результату исполнения</text:p>
      <text:p text:style-name="P1">у промиса есть 3 метода</text:p>
      <text:p text:style-name="P1">зен кетч и файнали</text:p>
      <text:p text:style-name="P1">в твоем случае</text:p>
      <text:p text:style-name="P1">реквест поменяется на new Promise()</text:p>
      <text:p text:style-name="P1">он будет принимать аргументом функцию</text:p>
      <text:p text:style-name="P1">у которой будет 2 метода</text:p>
      <text:p text:style-name="P1">резолв и реджект</text:p>
      <text:p text:style-name="P1">резолв это как бе зен</text:p>
      <text:p text:style-name="P1">реджект это как бы кетч</text:p>
      <text:p text:style-name="P1">тоесть имитация того прошел запрос или не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9T15:13:59.135621823</meta:creation-date>
    <meta:generator>LibreOffice/6.0.7.3$Linux_X86_64 LibreOffice_project/00m0$Build-3</meta:generator>
    <dc:date>2020-04-29T15:21:57.531512167</dc:date>
    <meta:editing-duration>PT7M59S</meta:editing-duration>
    <meta:editing-cycles>1</meta:editing-cycles>
    <meta:document-statistic meta:table-count="0" meta:image-count="0" meta:object-count="0" meta:page-count="1" meta:paragraph-count="35" meta:word-count="194" meta:character-count="1335" meta:non-whitespace-character-count="1148"/>
  </office:meta>
</office:document-meta>
</file>